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18" style:family="table-cell" style:parent-style-name="Default">
      <style:text-properties fo:color="#ff0000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2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1" style:family="table-cell" style:parent-style-name="Default" style:data-style-name="N110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27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3" style:family="table-cell" style:parent-style-name="Default" style:data-style-name="N110"/>
    <style:style style:name="ce13" style:family="table-cell" style:parent-style-name="Default" style:data-style-name="N110">
      <style:table-cell-properties fo:border-bottom="0.74pt solid #000000" fo:border-left="none" fo:border-right="none" fo:border-top="none"/>
    </style:style>
    <style:style style:name="ce14" style:family="table-cell" style:parent-style-name="Default" style:data-style-name="N110">
      <style:table-cell-properties fo:border-bottom="none" fo:border-left="none" fo:border-right="none" fo:border-top="0.74pt solid #000000"/>
    </style:style>
    <style:style style:name="ce31" style:family="table-cell" style:parent-style-name="Default" style:data-style-name="N110">
      <style:text-properties fo:color="#ff0000" fo:font-weight="bold" style:font-weight-asian="bold" style:font-weight-complex="bold"/>
    </style:style>
    <style:style style:name="ce15" style:family="table-cell" style:parent-style-name="Default" style:data-style-name="N108"/>
    <style:style style:name="ce33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8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108">
      <style:table-cell-properties fo:border-bottom="none" fo:border-left="none" fo:border-right="none" fo:border-top="0.74pt solid #000000"/>
    </style:style>
    <style:style style:name="ce36" style:family="table-cell" style:parent-style-name="Default" style:data-style-name="N108">
      <style:text-properties fo:color="#ff0000" fo:font-weight="bold" style:font-weight-asian="bold" style:font-weight-complex="bold"/>
    </style:style>
    <style:style style:name="ce46" style:family="table-cell" style:parent-style-name="Default" style:data-style-name="N11"/>
    <style:style style:name="ce47" style:family="table-cell" style:parent-style-name="Default" style:data-style-name="N108">
      <style:text-properties fo:color="#ce181e" fo:font-weight="bold" style:font-weight-asian="bold" style:font-weight-complex="bold"/>
    </style:style>
    <style:style style:name="ce37" style:family="table-cell" style:parent-style-name="Default" style:data-style-name="N10108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NOKO_2.0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0" table:default-cell-style-name="Default"/>
        <table:table-column table:style-name="co1" table:default-cell-style-name="ce15"/>
        <table:table-column table:style-name="co1" table:default-cell-style-name="Default"/>
        <table:table-column table:style-name="co1" table:default-cell-style-name="ce15"/>
        <table:table-column table:style-name="co1" table:number-columns-repeated="1006" table:default-cell-style-name="Default"/>
        <table:table-row table:style-name="ro1">
          <table:table-cell table:number-columns-repeated="7"/>
          <table:table-cell table:style-name="ce22" office:value-type="float" office:value="0.85712" calcext:value-type="float">
            <text:p>0,85712</text:p>
          </table:table-cell>
          <table:table-cell table:number-columns-repeated="8"/>
          <table:table-cell table:style-name="ce46" office:value-type="percentage" office:value="0.19" calcext:value-type="percentage">
            <text:p>19,00 %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Farbe</text:p>
          </table:table-cell>
          <table:table-cell table:style-name="ce6" office:value-type="string" calcext:value-type="string">
            <text:p>Stück</text:p>
          </table:table-cell>
          <table:table-cell table:style-name="ce24" office:value-type="string" calcext:value-type="string">
            <text:p>Price</text:p>
          </table:table-cell>
          <table:table-cell table:style-name="ce6" office:value-type="string" calcext:value-type="string">
            <text:p>Price / Stück</text:p>
          </table:table-cell>
          <table:table-cell table:style-name="ce24" office:value-type="string" calcext:value-type="string">
            <text:p>Versand</text:p>
          </table:table-cell>
          <table:table-cell table:style-name="ce6" office:value-type="string" calcext:value-type="string">
            <text:p>Preis</text:p>
          </table:table-cell>
          <table:table-cell table:style-name="ce6" office:value-type="string" calcext:value-type="string">
            <text:p>Preis / Stück</text:p>
          </table:table-cell>
          <table:table-cell table:style-name="ce6" office:value-type="string" calcext:value-type="string">
            <text:p>Kurs</text:p>
          </table:table-cell>
          <table:table-cell table:style-name="ce6" office:value-type="string" calcext:value-type="string">
            <text:p>In Euro</text:p>
          </table:table-cell>
          <table:table-cell table:style-name="ce6" office:value-type="string" calcext:value-type="string">
            <text:p>Geliefert</text:p>
          </table:table-cell>
          <table:table-cell table:style-name="ce6" office:value-type="string" calcext:value-type="string">
            <text:p>Verbraucht</text:p>
          </table:table-cell>
          <table:table-cell table:style-name="ce6" office:value-type="string" calcext:value-type="string">
            <text:p>Rest</text:p>
          </table:table-cell>
          <table:table-cell table:style-name="ce6" office:value-type="string" calcext:value-type="string">
            <text:p>Nikolai</text:p>
          </table:table-cell>
          <table:table-cell table:style-name="ce6" office:value-type="string" calcext:value-type="string">
            <text:p>Rest</text:p>
          </table:table-cell>
          <table:table-cell table:style-name="ce6" office:value-type="string" calcext:value-type="string">
            <text:p>PreisNetto</text:p>
          </table:table-cell>
          <table:table-cell table:style-name="ce33" office:value-type="string" calcext:value-type="string">
            <text:p>In Euro</text:p>
          </table:table-cell>
          <table:table-cell office:value-type="string" calcext:value-type="string">
            <text:p>MWSt</text:p>
          </table:table-cell>
          <table:table-cell office:value-type="string" calcext:value-type="string">
            <text:p>Endprei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3.46" calcext:value-type="currency">
            <text:p>$13,46</text:p>
          </table:table-cell>
          <table:table-cell table:style-name="ce2" table:formula="of:=[.C3]/[.B3]" office:value-type="currency" office:currency="USD" office:value="2.692" calcext:value-type="currency">
            <text:p>$2,69</text:p>
          </table:table-cell>
          <table:table-cell office:value-type="currency" office:currency="USD" office:value="29.91" calcext:value-type="currency">
            <text:p>$29,91</text:p>
          </table:table-cell>
          <table:table-cell table:style-name="ce3" table:formula="of:=[.E3]+[.C3]" office:value-type="currency" office:currency="USD" office:value="43.37" calcext:value-type="currency">
            <text:p>$43,37</text:p>
          </table:table-cell>
          <table:table-cell table:style-name="ce3" table:formula="of:=[.F3]/[.B3]" office:value-type="currency" office:currency="USD" office:value="8.674" calcext:value-type="currency">
            <text:p>$8,67</text:p>
          </table:table-cell>
          <table:table-cell table:formula="of:=[.H1]" office:value-type="float" office:value="0.85712" calcext:value-type="float">
            <text:p>0,85712</text:p>
          </table:table-cell>
          <table:table-cell table:style-name="ce3" table:formula="of:=[.G3]*[.H3]" office:value-type="currency" office:currency="USD" office:value="7.43465888" calcext:value-type="currency">
            <text:p>$7,4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B3]-[.K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L3]-[.M3]" office:value-type="float" office:value="0" calcext:value-type="float">
            <text:p>0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8.55" calcext:value-type="currency">
            <text:p>$18,55</text:p>
          </table:table-cell>
          <table:table-cell table:style-name="ce2" table:formula="of:=[.C4]/[.B4]" office:value-type="currency" office:currency="USD" office:value="1.855" calcext:value-type="currency">
            <text:p>$1,86</text:p>
          </table:table-cell>
          <table:table-cell office:value-type="currency" office:currency="USD" office:value="29.91" calcext:value-type="currency">
            <text:p>$29,91</text:p>
          </table:table-cell>
          <table:table-cell table:style-name="ce3" table:formula="of:=[.E4]+[.C4]" office:value-type="currency" office:currency="USD" office:value="48.46" calcext:value-type="currency">
            <text:p>$48,46</text:p>
          </table:table-cell>
          <table:table-cell table:style-name="ce3" table:formula="of:=[.F4]/[.B4]" office:value-type="currency" office:currency="USD" office:value="4.846" calcext:value-type="currency">
            <text:p>$4,85</text:p>
          </table:table-cell>
          <table:table-cell table:formula="of:=[.H3]" office:value-type="float" office:value="0.85712" calcext:value-type="float">
            <text:p>0,85712</text:p>
          </table:table-cell>
          <table:table-cell table:style-name="ce3" table:formula="of:=[.G4]*[.H4]" office:value-type="currency" office:currency="USD" office:value="4.15360352" calcext:value-type="currency">
            <text:p>$4,15</text:p>
          </table:table-cell>
          <table:table-cell table:formula="of:=[.J3]" office:value-type="float" office:value="15" calcext:value-type="float">
            <text:p>15</text:p>
          </table:table-cell>
          <table:table-cell table:formula="of:=[.K3]" office:value-type="float" office:value="4" calcext:value-type="float">
            <text:p>4</text:p>
          </table:table-cell>
          <table:table-cell table:formula="of:=[.B4]-[.K4]" office:value-type="float" office:value="6" calcext:value-type="float">
            <text:p>6</text:p>
          </table:table-cell>
          <table:table-cell table:formula="of:=[.M3]" office:value-type="float" office:value="1" calcext:value-type="float">
            <text:p>1</text:p>
          </table:table-cell>
          <table:table-cell table:formula="of:=[.L4]-[.M4]" office:value-type="float" office:value="5" calcext:value-type="float">
            <text:p>5</text:p>
          </table:table-cell>
          <table:table-cell table:style-name="ce3" table:formula="of:=[.F4]/[.N4]" office:value-type="currency" office:currency="USD" office:value="9.692" calcext:value-type="currency">
            <text:p>$9,69</text:p>
          </table:table-cell>
          <table:table-cell table:formula="of:=[.O4]*[.H4]" office:value-type="currency" office:currency="EUR" office:value="8.30720704" calcext:value-type="currency">
            <text:p>8,31 €</text:p>
          </table:table-cell>
          <table:table-cell table:style-name="ce15" table:formula="of:=[.P4]*[.Q1]" office:value-type="currency" office:currency="EUR" office:value="1.5783693376" calcext:value-type="currency">
            <text:p>1,58 €</text:p>
          </table:table-cell>
          <table:table-cell table:formula="of:=[.P4]+[.Q4]" office:value-type="currency" office:currency="EUR" office:value="9.8855763776" calcext:value-type="currency">
            <text:p>9,89 €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15" calcext:value-type="float">
            <text:p>15</text:p>
          </table:table-cell>
          <table:table-cell office:value-type="currency" office:currency="USD" office:value="23.18" calcext:value-type="currency">
            <text:p>$23,18</text:p>
          </table:table-cell>
          <table:table-cell table:style-name="ce2" table:formula="of:=[.C5]/[.B5]" office:value-type="currency" office:currency="USD" office:value="1.54533333333333" calcext:value-type="currency">
            <text:p>$1,55</text:p>
          </table:table-cell>
          <table:table-cell office:value-type="currency" office:currency="USD" office:value="29.91" calcext:value-type="currency">
            <text:p>$29,91</text:p>
          </table:table-cell>
          <table:table-cell table:style-name="ce3" table:formula="of:=[.E5]+[.C5]" office:value-type="currency" office:currency="USD" office:value="53.09" calcext:value-type="currency">
            <text:p>$53,09</text:p>
          </table:table-cell>
          <table:table-cell table:style-name="ce3" table:formula="of:=[.F5]/[.B5]" office:value-type="currency" office:currency="USD" office:value="3.53933333333333" calcext:value-type="currency">
            <text:p>$3,54</text:p>
          </table:table-cell>
          <table:table-cell table:formula="of:=[.H4]" office:value-type="float" office:value="0.85712" calcext:value-type="float">
            <text:p>0,85712</text:p>
          </table:table-cell>
          <table:table-cell table:style-name="ce3" table:formula="of:=[.G5]*[.H5]" office:value-type="currency" office:currency="USD" office:value="3.03363338666667" calcext:value-type="currency">
            <text:p>$3,03</text:p>
          </table:table-cell>
          <table:table-cell table:formula="of:=[.J4]" office:value-type="float" office:value="15" calcext:value-type="float">
            <text:p>15</text:p>
          </table:table-cell>
          <table:table-cell table:formula="of:=[.K4]" office:value-type="float" office:value="4" calcext:value-type="float">
            <text:p>4</text:p>
          </table:table-cell>
          <table:table-cell table:formula="of:=[.B5]-[.K5]" office:value-type="float" office:value="11" calcext:value-type="float">
            <text:p>11</text:p>
          </table:table-cell>
          <table:table-cell table:formula="of:=[.M4]" office:value-type="float" office:value="1" calcext:value-type="float">
            <text:p>1</text:p>
          </table:table-cell>
          <table:table-cell table:formula="of:=[.L5]-[.M5]" office:value-type="float" office:value="10" calcext:value-type="float">
            <text:p>10</text:p>
          </table:table-cell>
          <table:table-cell table:style-name="ce3" table:formula="of:=[.F5]/[.N5]" office:value-type="currency" office:currency="USD" office:value="5.309" calcext:value-type="currency">
            <text:p>$5,31</text:p>
          </table:table-cell>
          <table:table-cell table:formula="of:=[.O5]*[.H5]" office:value-type="currency" office:currency="EUR" office:value="4.55045008" calcext:value-type="currency">
            <text:p>4,55 €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Grün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currency" office:currency="USD" office:value="28.9" calcext:value-type="currency">
            <text:p>$28,90</text:p>
          </table:table-cell>
          <table:table-cell table:style-name="ce10" table:formula="of:=[.C6]/[.B6]" office:value-type="currency" office:currency="USD" office:value="1.445" calcext:value-type="currency">
            <text:p>$1,45</text:p>
          </table:table-cell>
          <table:table-cell table:style-name="ce10" office:value-type="currency" office:currency="USD" office:value="36.14" calcext:value-type="currency">
            <text:p>$36,14</text:p>
          </table:table-cell>
          <table:table-cell table:style-name="ce13" table:formula="of:=[.E6]+[.C6]" office:value-type="currency" office:currency="USD" office:value="65.04" calcext:value-type="currency">
            <text:p>$65,04</text:p>
          </table:table-cell>
          <table:table-cell table:style-name="ce13" table:formula="of:=[.F6]/[.B6]" office:value-type="currency" office:currency="USD" office:value="3.252" calcext:value-type="currency">
            <text:p>$3,25</text:p>
          </table:table-cell>
          <table:table-cell table:style-name="ce4" table:formula="of:=[.H5]" office:value-type="float" office:value="0.85712" calcext:value-type="float">
            <text:p>0,85712</text:p>
          </table:table-cell>
          <table:table-cell table:style-name="ce13" table:formula="of:=[.G6]*[.H6]" office:value-type="currency" office:currency="USD" office:value="2.78735424" calcext:value-type="currency">
            <text:p>$2,79</text:p>
          </table:table-cell>
          <table:table-cell table:style-name="ce4" table:formula="of:=[.J5]" office:value-type="float" office:value="15" calcext:value-type="float">
            <text:p>15</text:p>
          </table:table-cell>
          <table:table-cell table:style-name="ce4" table:formula="of:=[.K5]" office:value-type="float" office:value="4" calcext:value-type="float">
            <text:p>4</text:p>
          </table:table-cell>
          <table:table-cell table:style-name="ce4" table:formula="of:=[.B6]-[.K6]" office:value-type="float" office:value="16" calcext:value-type="float">
            <text:p>16</text:p>
          </table:table-cell>
          <table:table-cell table:style-name="ce4" table:formula="of:=[.M5]" office:value-type="float" office:value="1" calcext:value-type="float">
            <text:p>1</text:p>
          </table:table-cell>
          <table:table-cell table:style-name="ce4" table:formula="of:=[.L6]-[.M6]" office:value-type="float" office:value="15" calcext:value-type="float">
            <text:p>15</text:p>
          </table:table-cell>
          <table:table-cell table:style-name="ce13" table:formula="of:=[.F6]/[.N6]" office:value-type="currency" office:currency="USD" office:value="4.336" calcext:value-type="currency">
            <text:p>$4,34</text:p>
          </table:table-cell>
          <table:table-cell table:style-name="ce16" table:formula="of:=[.O6]*[.H6]" office:value-type="currency" office:currency="EUR" office:value="3.71647232" calcext:value-type="currency">
            <text:p>3,72 €</text:p>
          </table:table-cell>
          <table:table-cell table:style-name="ce4"/>
          <table:table-cell table:style-name="ce16"/>
          <table:table-cell table:style-name="ce4" table:number-columns-repeated="1006"/>
        </table:table-row>
        <table:table-row table:style-name="ro1">
          <table:table-cell table:style-name="ce5" office:value-type="string" calcext:value-type="string">
            <text:p>Red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currency" office:currency="USD" office:value="21.67" calcext:value-type="currency">
            <text:p>$21,67</text:p>
          </table:table-cell>
          <table:table-cell table:style-name="ce11" table:formula="of:=[.C7]/[.B7]" office:value-type="currency" office:currency="USD" office:value="4.334" calcext:value-type="currency">
            <text:p>$4,33</text:p>
          </table:table-cell>
          <table:table-cell table:style-name="ce11" office:value-type="currency" office:currency="USD" office:value="23.67" calcext:value-type="currency">
            <text:p>$23,67</text:p>
          </table:table-cell>
          <table:table-cell table:style-name="ce14" table:formula="of:=[.E7]+[.C7]" office:value-type="currency" office:currency="USD" office:value="45.34" calcext:value-type="currency">
            <text:p>$45,34</text:p>
          </table:table-cell>
          <table:table-cell table:style-name="ce14" table:formula="of:=[.F7]/[.B7]" office:value-type="currency" office:currency="USD" office:value="9.068" calcext:value-type="currency">
            <text:p>$9,07</text:p>
          </table:table-cell>
          <table:table-cell table:style-name="ce5" table:formula="of:=[.H6]" office:value-type="float" office:value="0.85712" calcext:value-type="float">
            <text:p>0,85712</text:p>
          </table:table-cell>
          <table:table-cell table:style-name="ce14" table:formula="of:=[.G7]*[.H7]" office:value-type="currency" office:currency="USD" office:value="7.77236416" calcext:value-type="currency">
            <text:p>$7,77</text:p>
          </table:table-cell>
          <table:table-cell table:style-name="ce5" table:formula="of:=[.J6]" office:value-type="float" office:value="15" calcext:value-type="float">
            <text:p>15</text:p>
          </table:table-cell>
          <table:table-cell table:style-name="ce5" table:formula="of:=[.K6]" office:value-type="float" office:value="4" calcext:value-type="float">
            <text:p>4</text:p>
          </table:table-cell>
          <table:table-cell table:style-name="ce5" table:formula="of:=[.B7]-[.K7]" office:value-type="float" office:value="1" calcext:value-type="float">
            <text:p>1</text:p>
          </table:table-cell>
          <table:table-cell table:style-name="ce5" table:formula="of:=[.M6]" office:value-type="float" office:value="1" calcext:value-type="float">
            <text:p>1</text:p>
          </table:table-cell>
          <table:table-cell table:style-name="ce5" table:formula="of:=[.L7]-[.M7]" office:value-type="float" office:value="0" calcext:value-type="float">
            <text:p>0</text:p>
          </table:table-cell>
          <table:table-cell table:style-name="ce14"/>
          <table:table-cell table:style-name="ce17"/>
          <table:table-cell table:style-name="ce5"/>
          <table:table-cell table:style-name="ce17"/>
          <table:table-cell table:style-name="ce5" table:number-columns-repeated="1006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6.76" calcext:value-type="currency">
            <text:p>$26,76</text:p>
          </table:table-cell>
          <table:table-cell table:style-name="ce2" table:formula="of:=[.C8]/[.B8]" office:value-type="currency" office:currency="USD" office:value="2.676" calcext:value-type="currency">
            <text:p>$2,68</text:p>
          </table:table-cell>
          <table:table-cell office:value-type="currency" office:currency="USD" office:value="23.68" calcext:value-type="currency">
            <text:p>$23,68</text:p>
          </table:table-cell>
          <table:table-cell table:style-name="ce3" table:formula="of:=[.E8]+[.C8]" office:value-type="currency" office:currency="USD" office:value="50.44" calcext:value-type="currency">
            <text:p>$50,44</text:p>
          </table:table-cell>
          <table:table-cell table:style-name="ce3" table:formula="of:=[.F8]/[.B8]" office:value-type="currency" office:currency="USD" office:value="5.044" calcext:value-type="currency">
            <text:p>$5,04</text:p>
          </table:table-cell>
          <table:table-cell table:formula="of:=[.H7]" office:value-type="float" office:value="0.85712" calcext:value-type="float">
            <text:p>0,85712</text:p>
          </table:table-cell>
          <table:table-cell table:style-name="ce3" table:formula="of:=[.G8]*[.H8]" office:value-type="currency" office:currency="USD" office:value="4.32331328" calcext:value-type="currency">
            <text:p>$4,32</text:p>
          </table:table-cell>
          <table:table-cell table:formula="of:=[.J7]" office:value-type="float" office:value="15" calcext:value-type="float">
            <text:p>15</text:p>
          </table:table-cell>
          <table:table-cell table:formula="of:=[.K7]" office:value-type="float" office:value="4" calcext:value-type="float">
            <text:p>4</text:p>
          </table:table-cell>
          <table:table-cell table:formula="of:=[.B8]-[.K8]" office:value-type="float" office:value="6" calcext:value-type="float">
            <text:p>6</text:p>
          </table:table-cell>
          <table:table-cell table:formula="of:=[.M7]" office:value-type="float" office:value="1" calcext:value-type="float">
            <text:p>1</text:p>
          </table:table-cell>
          <table:table-cell table:formula="of:=[.L8]-[.M8]" office:value-type="float" office:value="5" calcext:value-type="float">
            <text:p>5</text:p>
          </table:table-cell>
          <table:table-cell table:style-name="ce3" table:formula="of:=[.F8]/[.N8]" office:value-type="currency" office:currency="USD" office:value="10.088" calcext:value-type="currency">
            <text:p>$10,09</text:p>
          </table:table-cell>
          <table:table-cell table:formula="of:=[.O8]*[.H8]" office:value-type="currency" office:currency="EUR" office:value="8.64662656" calcext:value-type="currency">
            <text:p>8,65 €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Red</text:p>
          </table:table-cell>
          <table:table-cell table:style-name="ce22" office:value-type="float" office:value="15" calcext:value-type="float">
            <text:p>15</text:p>
          </table:table-cell>
          <table:table-cell table:style-name="ce27" office:value-type="currency" office:currency="USD" office:value="32.01" calcext:value-type="currency">
            <text:p>$32,01</text:p>
          </table:table-cell>
          <table:table-cell table:style-name="ce27" table:formula="of:=[.C9]/[.B9]" office:value-type="currency" office:currency="USD" office:value="2.134" calcext:value-type="currency">
            <text:p>$2,13</text:p>
          </table:table-cell>
          <table:table-cell table:style-name="ce27" office:value-type="currency" office:currency="USD" office:value="29.91" calcext:value-type="currency">
            <text:p>$29,91</text:p>
          </table:table-cell>
          <table:table-cell table:style-name="ce31" table:formula="of:=[.E9]+[.C9]" office:value-type="currency" office:currency="USD" office:value="61.92" calcext:value-type="currency">
            <text:p>$61,92</text:p>
          </table:table-cell>
          <table:table-cell table:style-name="ce31" table:formula="of:=[.F9]/[.B9]" office:value-type="currency" office:currency="USD" office:value="4.128" calcext:value-type="currency">
            <text:p>$4,13</text:p>
          </table:table-cell>
          <table:table-cell table:style-name="ce18" table:formula="of:=[.H8]" office:value-type="float" office:value="0.85712" calcext:value-type="float">
            <text:p>0,85712</text:p>
          </table:table-cell>
          <table:table-cell table:style-name="ce31" table:formula="of:=[.G9]*[.H9]" office:value-type="currency" office:currency="USD" office:value="3.53819136" calcext:value-type="currency">
            <text:p>$3,54</text:p>
          </table:table-cell>
          <table:table-cell table:style-name="ce18" table:formula="of:=[.J8]" office:value-type="float" office:value="15" calcext:value-type="float">
            <text:p>15</text:p>
          </table:table-cell>
          <table:table-cell table:style-name="ce18" table:formula="of:=[.K8]" office:value-type="float" office:value="4" calcext:value-type="float">
            <text:p>4</text:p>
          </table:table-cell>
          <table:table-cell table:style-name="ce18" table:formula="of:=[.B9]-[.K9]" office:value-type="float" office:value="11" calcext:value-type="float">
            <text:p>11</text:p>
          </table:table-cell>
          <table:table-cell table:style-name="ce18" table:formula="of:=[.M8]" office:value-type="float" office:value="1" calcext:value-type="float">
            <text:p>1</text:p>
          </table:table-cell>
          <table:table-cell table:style-name="ce18" table:formula="of:=[.L9]-[.M9]" office:value-type="float" office:value="10" calcext:value-type="float">
            <text:p>10</text:p>
          </table:table-cell>
          <table:table-cell table:style-name="ce31" table:formula="of:=[.F9]/[.N9]" office:value-type="currency" office:currency="USD" office:value="6.192" calcext:value-type="currency">
            <text:p>$6,19</text:p>
          </table:table-cell>
          <table:table-cell table:style-name="ce36" table:formula="of:=[.O9]*[.H9]" office:value-type="currency" office:currency="EUR" office:value="5.30728704" calcext:value-type="currency">
            <text:p>5,31 €</text:p>
          </table:table-cell>
          <table:table-cell table:style-name="ce47" table:formula="of:=25/9" office:value-type="currency" office:currency="EUR" office:value="2.77777777777778" calcext:value-type="currency">
            <text:p>2,78 €</text:p>
          </table:table-cell>
          <table:table-cell table:style-name="ce47" table:formula="of:=[.Q9]+[.P9]" office:value-type="currency" office:currency="EUR" office:value="8.08506481777778" calcext:value-type="currency">
            <text:p>8,09 €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Red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currency" office:currency="USD" office:value="37.1" calcext:value-type="currency">
            <text:p>$37,10</text:p>
          </table:table-cell>
          <table:table-cell table:style-name="ce10" table:formula="of:=[.C10]/[.B10]" office:value-type="currency" office:currency="USD" office:value="1.855" calcext:value-type="currency">
            <text:p>$1,86</text:p>
          </table:table-cell>
          <table:table-cell table:style-name="ce10" office:value-type="currency" office:currency="USD" office:value="36.14" calcext:value-type="currency">
            <text:p>$36,14</text:p>
          </table:table-cell>
          <table:table-cell table:style-name="ce13" table:formula="of:=[.E10]+[.C10]" office:value-type="currency" office:currency="USD" office:value="73.24" calcext:value-type="currency">
            <text:p>$73,24</text:p>
          </table:table-cell>
          <table:table-cell table:style-name="ce13" table:formula="of:=[.F10]/[.B10]" office:value-type="currency" office:currency="USD" office:value="3.662" calcext:value-type="currency">
            <text:p>$3,66</text:p>
          </table:table-cell>
          <table:table-cell table:style-name="ce4" table:formula="of:=[.H9]" office:value-type="float" office:value="0.85712" calcext:value-type="float">
            <text:p>0,85712</text:p>
          </table:table-cell>
          <table:table-cell table:style-name="ce13" table:formula="of:=[.G10]*[.H10]" office:value-type="currency" office:currency="USD" office:value="3.13877344" calcext:value-type="currency">
            <text:p>$3,14</text:p>
          </table:table-cell>
          <table:table-cell table:style-name="ce4" table:formula="of:=[.J9]" office:value-type="float" office:value="15" calcext:value-type="float">
            <text:p>15</text:p>
          </table:table-cell>
          <table:table-cell table:style-name="ce4" table:formula="of:=[.K9]" office:value-type="float" office:value="4" calcext:value-type="float">
            <text:p>4</text:p>
          </table:table-cell>
          <table:table-cell table:style-name="ce4" table:formula="of:=[.B10]-[.K10]" office:value-type="float" office:value="16" calcext:value-type="float">
            <text:p>16</text:p>
          </table:table-cell>
          <table:table-cell table:style-name="ce4" table:formula="of:=[.M9]" office:value-type="float" office:value="1" calcext:value-type="float">
            <text:p>1</text:p>
          </table:table-cell>
          <table:table-cell table:style-name="ce4" table:formula="of:=[.L10]-[.M10]" office:value-type="float" office:value="15" calcext:value-type="float">
            <text:p>15</text:p>
          </table:table-cell>
          <table:table-cell table:style-name="ce13" table:formula="of:=[.F10]/[.N10]" office:value-type="currency" office:currency="USD" office:value="4.88266666666667" calcext:value-type="currency">
            <text:p>$4,88</text:p>
          </table:table-cell>
          <table:table-cell table:style-name="ce16" table:formula="of:=[.O10]*[.H10]" office:value-type="currency" office:currency="EUR" office:value="4.18503125333333" calcext:value-type="currency">
            <text:p>4,19 €</text:p>
          </table:table-cell>
          <table:table-cell table:style-name="ce4"/>
          <table:table-cell table:style-name="ce16"/>
          <table:table-cell table:style-name="ce4" table:number-columns-repeated="1006"/>
        </table:table-row>
        <table:table-row table:style-name="ro1">
          <table:table-cell table:style-name="ce5" office:value-type="string" calcext:value-type="string">
            <text:p>White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currency" office:currency="USD" office:value="21.67" calcext:value-type="currency">
            <text:p>$21,67</text:p>
          </table:table-cell>
          <table:table-cell table:style-name="ce11" table:formula="of:=[.C11]/[.B11]" office:value-type="currency" office:currency="USD" office:value="4.334" calcext:value-type="currency">
            <text:p>$4,33</text:p>
          </table:table-cell>
          <table:table-cell table:style-name="ce11" office:value-type="currency" office:currency="USD" office:value="43.14" calcext:value-type="currency">
            <text:p>$43,14</text:p>
          </table:table-cell>
          <table:table-cell table:style-name="ce14" table:formula="of:=[.E11]+[.C11]" office:value-type="currency" office:currency="USD" office:value="64.81" calcext:value-type="currency">
            <text:p>$64,81</text:p>
          </table:table-cell>
          <table:table-cell table:style-name="ce14" table:formula="of:=[.F11]/[.B11]" office:value-type="currency" office:currency="USD" office:value="12.962" calcext:value-type="currency">
            <text:p>$12,96</text:p>
          </table:table-cell>
          <table:table-cell table:style-name="ce5" table:formula="of:=[.H10]" office:value-type="float" office:value="0.85712" calcext:value-type="float">
            <text:p>0,85712</text:p>
          </table:table-cell>
          <table:table-cell table:style-name="ce14" table:formula="of:=[.G11]*[.H11]" office:value-type="currency" office:currency="USD" office:value="11.10998944" calcext:value-type="currency">
            <text:p>$11,11</text:p>
          </table:table-cell>
          <table:table-cell table:style-name="ce5" table:formula="of:=[.J10]" office:value-type="float" office:value="15" calcext:value-type="float">
            <text:p>15</text:p>
          </table:table-cell>
          <table:table-cell table:style-name="ce5" table:formula="of:=[.K10]" office:value-type="float" office:value="4" calcext:value-type="float">
            <text:p>4</text:p>
          </table:table-cell>
          <table:table-cell table:style-name="ce5" table:formula="of:=[.B11]-[.K11]" office:value-type="float" office:value="1" calcext:value-type="float">
            <text:p>1</text:p>
          </table:table-cell>
          <table:table-cell table:style-name="ce5" table:formula="of:=[.M10]" office:value-type="float" office:value="1" calcext:value-type="float">
            <text:p>1</text:p>
          </table:table-cell>
          <table:table-cell table:style-name="ce5" table:formula="of:=[.L11]-[.M11]" office:value-type="float" office:value="0" calcext:value-type="float">
            <text:p>0</text:p>
          </table:table-cell>
          <table:table-cell table:style-name="ce14"/>
          <table:table-cell table:style-name="ce17"/>
          <table:table-cell table:style-name="ce5"/>
          <table:table-cell table:style-name="ce17"/>
          <table:table-cell table:style-name="ce5" table:number-columns-repeated="1006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6.76" calcext:value-type="currency">
            <text:p>$26,76</text:p>
          </table:table-cell>
          <table:table-cell table:style-name="ce2" table:formula="of:=[.C12]/[.B12]" office:value-type="currency" office:currency="USD" office:value="2.676" calcext:value-type="currency">
            <text:p>$2,68</text:p>
          </table:table-cell>
          <table:table-cell office:value-type="currency" office:currency="USD" office:value="44.14" calcext:value-type="currency">
            <text:p>$44,14</text:p>
          </table:table-cell>
          <table:table-cell table:style-name="ce3" table:formula="of:=[.E12]+[.C12]" office:value-type="currency" office:currency="USD" office:value="70.9" calcext:value-type="currency">
            <text:p>$70,90</text:p>
          </table:table-cell>
          <table:table-cell table:style-name="ce3" table:formula="of:=[.F12]/[.B12]" office:value-type="currency" office:currency="USD" office:value="7.09" calcext:value-type="currency">
            <text:p>$7,09</text:p>
          </table:table-cell>
          <table:table-cell table:formula="of:=[.H11]" office:value-type="float" office:value="0.85712" calcext:value-type="float">
            <text:p>0,85712</text:p>
          </table:table-cell>
          <table:table-cell table:style-name="ce3" table:formula="of:=[.G12]*[.H12]" office:value-type="currency" office:currency="USD" office:value="6.0769808" calcext:value-type="currency">
            <text:p>$6,08</text:p>
          </table:table-cell>
          <table:table-cell table:formula="of:=[.J11]" office:value-type="float" office:value="15" calcext:value-type="float">
            <text:p>15</text:p>
          </table:table-cell>
          <table:table-cell table:formula="of:=[.K11]" office:value-type="float" office:value="4" calcext:value-type="float">
            <text:p>4</text:p>
          </table:table-cell>
          <table:table-cell table:formula="of:=[.B12]-[.K12]" office:value-type="float" office:value="6" calcext:value-type="float">
            <text:p>6</text:p>
          </table:table-cell>
          <table:table-cell table:formula="of:=[.M11]" office:value-type="float" office:value="1" calcext:value-type="float">
            <text:p>1</text:p>
          </table:table-cell>
          <table:table-cell table:formula="of:=[.L12]-[.M12]" office:value-type="float" office:value="5" calcext:value-type="float">
            <text:p>5</text:p>
          </table:table-cell>
          <table:table-cell table:style-name="ce3" table:formula="of:=[.F12]/[.N12]" office:value-type="currency" office:currency="USD" office:value="14.18" calcext:value-type="currency">
            <text:p>$14,18</text:p>
          </table:table-cell>
          <table:table-cell table:formula="of:=[.O12]*[.H12]" office:value-type="currency" office:currency="EUR" office:value="12.1539616" calcext:value-type="currency">
            <text:p>12,15 €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5" calcext:value-type="float">
            <text:p>15</text:p>
          </table:table-cell>
          <table:table-cell office:value-type="currency" office:currency="USD" office:value="32.1" calcext:value-type="currency">
            <text:p>$32,10</text:p>
          </table:table-cell>
          <table:table-cell table:style-name="ce2" table:formula="of:=[.C13]/[.B13]" office:value-type="currency" office:currency="USD" office:value="2.14" calcext:value-type="currency">
            <text:p>$2,14</text:p>
          </table:table-cell>
          <table:table-cell office:value-type="currency" office:currency="USD" office:value="45.14" calcext:value-type="currency">
            <text:p>$45,14</text:p>
          </table:table-cell>
          <table:table-cell table:style-name="ce3" table:formula="of:=[.E13]+[.C13]" office:value-type="currency" office:currency="USD" office:value="77.24" calcext:value-type="currency">
            <text:p>$77,24</text:p>
          </table:table-cell>
          <table:table-cell table:style-name="ce3" table:formula="of:=[.F13]/[.B13]" office:value-type="currency" office:currency="USD" office:value="5.14933333333333" calcext:value-type="currency">
            <text:p>$5,15</text:p>
          </table:table-cell>
          <table:table-cell table:formula="of:=[.H12]" office:value-type="float" office:value="0.85712" calcext:value-type="float">
            <text:p>0,85712</text:p>
          </table:table-cell>
          <table:table-cell table:style-name="ce3" table:formula="of:=[.G13]*[.H13]" office:value-type="currency" office:currency="USD" office:value="4.41359658666667" calcext:value-type="currency">
            <text:p>$4,41</text:p>
          </table:table-cell>
          <table:table-cell table:formula="of:=[.J12]" office:value-type="float" office:value="15" calcext:value-type="float">
            <text:p>15</text:p>
          </table:table-cell>
          <table:table-cell table:formula="of:=[.K12]" office:value-type="float" office:value="4" calcext:value-type="float">
            <text:p>4</text:p>
          </table:table-cell>
          <table:table-cell table:formula="of:=[.B13]-[.K13]" office:value-type="float" office:value="11" calcext:value-type="float">
            <text:p>11</text:p>
          </table:table-cell>
          <table:table-cell table:formula="of:=[.M12]" office:value-type="float" office:value="1" calcext:value-type="float">
            <text:p>1</text:p>
          </table:table-cell>
          <table:table-cell table:formula="of:=[.L13]-[.M13]" office:value-type="float" office:value="10" calcext:value-type="float">
            <text:p>10</text:p>
          </table:table-cell>
          <table:table-cell table:style-name="ce3" table:formula="of:=[.F13]/[.N13]" office:value-type="currency" office:currency="USD" office:value="7.724" calcext:value-type="currency">
            <text:p>$7,72</text:p>
          </table:table-cell>
          <table:table-cell table:formula="of:=[.O13]*[.H13]" office:value-type="currency" office:currency="EUR" office:value="6.62039488" calcext:value-type="currency">
            <text:p>6,62 €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White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currency" office:currency="USD" office:value="37.1" calcext:value-type="currency">
            <text:p>$37,10</text:p>
          </table:table-cell>
          <table:table-cell table:style-name="ce10" table:formula="of:=[.C14]/[.B14]" office:value-type="currency" office:currency="USD" office:value="1.855" calcext:value-type="currency">
            <text:p>$1,86</text:p>
          </table:table-cell>
          <table:table-cell table:style-name="ce10" office:value-type="currency" office:currency="USD" office:value="46.14" calcext:value-type="currency">
            <text:p>$46,14</text:p>
          </table:table-cell>
          <table:table-cell table:style-name="ce13" table:formula="of:=[.E14]+[.C14]" office:value-type="currency" office:currency="USD" office:value="83.24" calcext:value-type="currency">
            <text:p>$83,24</text:p>
          </table:table-cell>
          <table:table-cell table:style-name="ce13" table:formula="of:=[.F14]/[.B14]" office:value-type="currency" office:currency="USD" office:value="4.162" calcext:value-type="currency">
            <text:p>$4,16</text:p>
          </table:table-cell>
          <table:table-cell table:style-name="ce4" table:formula="of:=[.H13]" office:value-type="float" office:value="0.85712" calcext:value-type="float">
            <text:p>0,85712</text:p>
          </table:table-cell>
          <table:table-cell table:style-name="ce13" table:formula="of:=[.G14]*[.H14]" office:value-type="currency" office:currency="USD" office:value="3.56733344" calcext:value-type="currency">
            <text:p>$3,57</text:p>
          </table:table-cell>
          <table:table-cell table:style-name="ce4" table:formula="of:=[.J13]" office:value-type="float" office:value="15" calcext:value-type="float">
            <text:p>15</text:p>
          </table:table-cell>
          <table:table-cell table:style-name="ce4" table:formula="of:=[.K13]" office:value-type="float" office:value="4" calcext:value-type="float">
            <text:p>4</text:p>
          </table:table-cell>
          <table:table-cell table:style-name="ce4" table:formula="of:=[.B14]-[.K14]" office:value-type="float" office:value="16" calcext:value-type="float">
            <text:p>16</text:p>
          </table:table-cell>
          <table:table-cell table:style-name="ce4" table:formula="of:=[.M13]" office:value-type="float" office:value="1" calcext:value-type="float">
            <text:p>1</text:p>
          </table:table-cell>
          <table:table-cell table:style-name="ce4" table:formula="of:=[.L14]-[.M14]" office:value-type="float" office:value="15" calcext:value-type="float">
            <text:p>15</text:p>
          </table:table-cell>
          <table:table-cell table:style-name="ce13" table:formula="of:=[.F14]/[.N14]" office:value-type="currency" office:currency="USD" office:value="5.54933333333333" calcext:value-type="currency">
            <text:p>$5,55</text:p>
          </table:table-cell>
          <table:table-cell table:style-name="ce16" table:formula="of:=[.O14]*[.H14]" office:value-type="currency" office:currency="EUR" office:value="4.75644458666667" calcext:value-type="currency">
            <text:p>4,76 €</text:p>
          </table:table-cell>
          <table:table-cell table:style-name="ce4"/>
          <table:table-cell table:style-name="ce16"/>
          <table:table-cell table:style-name="ce4" table:number-columns-repeated="1006"/>
        </table:table-row>
        <table:table-row table:style-name="ro1">
          <table:table-cell table:style-name="ce5" office:value-type="string" calcext:value-type="string">
            <text:p>Yellow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currency" office:currency="USD" office:value="21.67" calcext:value-type="currency">
            <text:p>$21,67</text:p>
          </table:table-cell>
          <table:table-cell table:style-name="ce11" table:formula="of:=[.C15]/[.B15]" office:value-type="currency" office:currency="USD" office:value="4.334" calcext:value-type="currency">
            <text:p>$4,33</text:p>
          </table:table-cell>
          <table:table-cell table:style-name="ce11" office:value-type="currency" office:currency="USD" office:value="48.14" calcext:value-type="currency">
            <text:p>$48,14</text:p>
          </table:table-cell>
          <table:table-cell table:style-name="ce14" table:formula="of:=[.E15]+[.C15]" office:value-type="currency" office:currency="USD" office:value="69.81" calcext:value-type="currency">
            <text:p>$69,81</text:p>
          </table:table-cell>
          <table:table-cell table:style-name="ce14" table:formula="of:=[.F15]/[.B15]" office:value-type="currency" office:currency="USD" office:value="13.962" calcext:value-type="currency">
            <text:p>$13,96</text:p>
          </table:table-cell>
          <table:table-cell table:style-name="ce5" table:formula="of:=[.H14]" office:value-type="float" office:value="0.85712" calcext:value-type="float">
            <text:p>0,85712</text:p>
          </table:table-cell>
          <table:table-cell table:style-name="ce14" table:formula="of:=[.G15]*[.H15]" office:value-type="currency" office:currency="USD" office:value="11.96710944" calcext:value-type="currency">
            <text:p>$11,97</text:p>
          </table:table-cell>
          <table:table-cell table:style-name="ce5" table:formula="of:=[.J14]" office:value-type="float" office:value="15" calcext:value-type="float">
            <text:p>15</text:p>
          </table:table-cell>
          <table:table-cell table:style-name="ce5" table:formula="of:=[.K14]" office:value-type="float" office:value="4" calcext:value-type="float">
            <text:p>4</text:p>
          </table:table-cell>
          <table:table-cell table:style-name="ce5" table:formula="of:=[.B15]-[.K15]" office:value-type="float" office:value="1" calcext:value-type="float">
            <text:p>1</text:p>
          </table:table-cell>
          <table:table-cell table:style-name="ce5" table:formula="of:=[.M14]" office:value-type="float" office:value="1" calcext:value-type="float">
            <text:p>1</text:p>
          </table:table-cell>
          <table:table-cell table:style-name="ce5" table:formula="of:=[.L15]-[.M15]" office:value-type="float" office:value="0" calcext:value-type="float">
            <text:p>0</text:p>
          </table:table-cell>
          <table:table-cell table:style-name="ce14"/>
          <table:table-cell table:style-name="ce17"/>
          <table:table-cell table:style-name="ce5"/>
          <table:table-cell table:style-name="ce17"/>
          <table:table-cell table:style-name="ce5" table:number-columns-repeated="1006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6.76" calcext:value-type="currency">
            <text:p>$26,76</text:p>
          </table:table-cell>
          <table:table-cell table:style-name="ce2" table:formula="of:=[.C16]/[.B16]" office:value-type="currency" office:currency="USD" office:value="2.676" calcext:value-type="currency">
            <text:p>$2,68</text:p>
          </table:table-cell>
          <table:table-cell office:value-type="currency" office:currency="USD" office:value="49.14" calcext:value-type="currency">
            <text:p>$49,14</text:p>
          </table:table-cell>
          <table:table-cell table:style-name="ce3" table:formula="of:=[.E16]+[.C16]" office:value-type="currency" office:currency="USD" office:value="75.9" calcext:value-type="currency">
            <text:p>$75,90</text:p>
          </table:table-cell>
          <table:table-cell table:style-name="ce3" table:formula="of:=[.F16]/[.B16]" office:value-type="currency" office:currency="USD" office:value="7.59" calcext:value-type="currency">
            <text:p>$7,59</text:p>
          </table:table-cell>
          <table:table-cell table:formula="of:=[.H15]" office:value-type="float" office:value="0.85712" calcext:value-type="float">
            <text:p>0,85712</text:p>
          </table:table-cell>
          <table:table-cell table:style-name="ce3" table:formula="of:=[.G16]*[.H16]" office:value-type="currency" office:currency="USD" office:value="6.5055408" calcext:value-type="currency">
            <text:p>$6,51</text:p>
          </table:table-cell>
          <table:table-cell table:formula="of:=[.J15]" office:value-type="float" office:value="15" calcext:value-type="float">
            <text:p>15</text:p>
          </table:table-cell>
          <table:table-cell table:formula="of:=[.K15]" office:value-type="float" office:value="4" calcext:value-type="float">
            <text:p>4</text:p>
          </table:table-cell>
          <table:table-cell table:formula="of:=[.B16]-[.K16]" office:value-type="float" office:value="6" calcext:value-type="float">
            <text:p>6</text:p>
          </table:table-cell>
          <table:table-cell table:formula="of:=[.M15]" office:value-type="float" office:value="1" calcext:value-type="float">
            <text:p>1</text:p>
          </table:table-cell>
          <table:table-cell table:formula="of:=[.L16]-[.M16]" office:value-type="float" office:value="5" calcext:value-type="float">
            <text:p>5</text:p>
          </table:table-cell>
          <table:table-cell table:style-name="ce3" table:formula="of:=[.F16]/[.N16]" office:value-type="currency" office:currency="USD" office:value="15.18" calcext:value-type="currency">
            <text:p>$15,18</text:p>
          </table:table-cell>
          <table:table-cell table:formula="of:=[.O16]*[.H16]" office:value-type="currency" office:currency="EUR" office:value="13.0110816" calcext:value-type="currency">
            <text:p>13,01 €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5" calcext:value-type="float">
            <text:p>15</text:p>
          </table:table-cell>
          <table:table-cell office:value-type="currency" office:currency="USD" office:value="32.1" calcext:value-type="currency">
            <text:p>$32,10</text:p>
          </table:table-cell>
          <table:table-cell table:style-name="ce2" table:formula="of:=[.C17]/[.B17]" office:value-type="currency" office:currency="USD" office:value="2.14" calcext:value-type="currency">
            <text:p>$2,14</text:p>
          </table:table-cell>
          <table:table-cell office:value-type="currency" office:currency="USD" office:value="50.14" calcext:value-type="currency">
            <text:p>$50,14</text:p>
          </table:table-cell>
          <table:table-cell table:style-name="ce3" table:formula="of:=[.E17]+[.C17]" office:value-type="currency" office:currency="USD" office:value="82.24" calcext:value-type="currency">
            <text:p>$82,24</text:p>
          </table:table-cell>
          <table:table-cell table:style-name="ce3" table:formula="of:=[.F17]/[.B17]" office:value-type="currency" office:currency="USD" office:value="5.48266666666667" calcext:value-type="currency">
            <text:p>$5,48</text:p>
          </table:table-cell>
          <table:table-cell table:formula="of:=[.H16]" office:value-type="float" office:value="0.85712" calcext:value-type="float">
            <text:p>0,85712</text:p>
          </table:table-cell>
          <table:table-cell table:style-name="ce3" table:formula="of:=[.G17]*[.H17]" office:value-type="currency" office:currency="USD" office:value="4.69930325333334" calcext:value-type="currency">
            <text:p>$4,70</text:p>
          </table:table-cell>
          <table:table-cell table:formula="of:=[.J16]" office:value-type="float" office:value="15" calcext:value-type="float">
            <text:p>15</text:p>
          </table:table-cell>
          <table:table-cell table:formula="of:=[.K16]" office:value-type="float" office:value="4" calcext:value-type="float">
            <text:p>4</text:p>
          </table:table-cell>
          <table:table-cell table:formula="of:=[.B17]-[.K17]" office:value-type="float" office:value="11" calcext:value-type="float">
            <text:p>11</text:p>
          </table:table-cell>
          <table:table-cell table:formula="of:=[.M16]" office:value-type="float" office:value="1" calcext:value-type="float">
            <text:p>1</text:p>
          </table:table-cell>
          <table:table-cell table:formula="of:=[.L17]-[.M17]" office:value-type="float" office:value="10" calcext:value-type="float">
            <text:p>10</text:p>
          </table:table-cell>
          <table:table-cell table:style-name="ce3" table:formula="of:=[.F17]/[.N17]" office:value-type="currency" office:currency="USD" office:value="8.224" calcext:value-type="currency">
            <text:p>$8,22</text:p>
          </table:table-cell>
          <table:table-cell table:formula="of:=[.O17]*[.H17]" office:value-type="currency" office:currency="EUR" office:value="7.04895488" calcext:value-type="currency">
            <text:p>7,05 €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Yellow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currency" office:currency="USD" office:value="37.1" calcext:value-type="currency">
            <text:p>$37,10</text:p>
          </table:table-cell>
          <table:table-cell table:style-name="ce10" table:formula="of:=[.C18]/[.B18]" office:value-type="currency" office:currency="USD" office:value="1.855" calcext:value-type="currency">
            <text:p>$1,86</text:p>
          </table:table-cell>
          <table:table-cell table:style-name="ce10" office:value-type="currency" office:currency="USD" office:value="51.14" calcext:value-type="currency">
            <text:p>$51,14</text:p>
          </table:table-cell>
          <table:table-cell table:style-name="ce13" table:formula="of:=[.E18]+[.C18]" office:value-type="currency" office:currency="USD" office:value="88.24" calcext:value-type="currency">
            <text:p>$88,24</text:p>
          </table:table-cell>
          <table:table-cell table:style-name="ce13" table:formula="of:=[.F18]/[.B18]" office:value-type="currency" office:currency="USD" office:value="4.412" calcext:value-type="currency">
            <text:p>$4,41</text:p>
          </table:table-cell>
          <table:table-cell table:style-name="ce4" table:formula="of:=[.H17]" office:value-type="float" office:value="0.85712" calcext:value-type="float">
            <text:p>0,85712</text:p>
          </table:table-cell>
          <table:table-cell table:style-name="ce13" table:formula="of:=[.G18]*[.H18]" office:value-type="currency" office:currency="USD" office:value="3.78161344" calcext:value-type="currency">
            <text:p>$3,78</text:p>
          </table:table-cell>
          <table:table-cell table:style-name="ce4" table:formula="of:=[.J17]" office:value-type="float" office:value="15" calcext:value-type="float">
            <text:p>15</text:p>
          </table:table-cell>
          <table:table-cell table:style-name="ce4" table:formula="of:=[.K17]" office:value-type="float" office:value="4" calcext:value-type="float">
            <text:p>4</text:p>
          </table:table-cell>
          <table:table-cell table:style-name="ce4" table:formula="of:=[.B18]-[.K18]" office:value-type="float" office:value="16" calcext:value-type="float">
            <text:p>16</text:p>
          </table:table-cell>
          <table:table-cell table:style-name="ce4" table:formula="of:=[.M17]" office:value-type="float" office:value="1" calcext:value-type="float">
            <text:p>1</text:p>
          </table:table-cell>
          <table:table-cell table:style-name="ce4" table:formula="of:=[.L18]-[.M18]" office:value-type="float" office:value="15" calcext:value-type="float">
            <text:p>15</text:p>
          </table:table-cell>
          <table:table-cell table:style-name="ce13" table:formula="of:=[.F18]/[.N18]" office:value-type="currency" office:currency="USD" office:value="5.88266666666667" calcext:value-type="currency">
            <text:p>$5,88</text:p>
          </table:table-cell>
          <table:table-cell table:style-name="ce16" table:formula="of:=[.O18]*[.H18]" office:value-type="currency" office:currency="EUR" office:value="5.04215125333333" calcext:value-type="currency">
            <text:p>5,04 €</text:p>
          </table:table-cell>
          <table:table-cell table:style-name="ce4"/>
          <table:table-cell table:style-name="ce16"/>
          <table:table-cell table:style-name="ce4" table:number-columns-repeated="1006"/>
        </table:table-row>
        <table:table-row table:style-name="ro1">
          <table:table-cell table:style-name="ce5" office:value-type="string" calcext:value-type="string">
            <text:p>Blue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currency" office:currency="USD" office:value="21.67" calcext:value-type="currency">
            <text:p>$21,67</text:p>
          </table:table-cell>
          <table:table-cell table:style-name="ce11" table:formula="of:=[.C19]/[.B19]" office:value-type="currency" office:currency="USD" office:value="4.334" calcext:value-type="currency">
            <text:p>$4,33</text:p>
          </table:table-cell>
          <table:table-cell table:style-name="ce11" office:value-type="currency" office:currency="USD" office:value="53.14" calcext:value-type="currency">
            <text:p>$53,14</text:p>
          </table:table-cell>
          <table:table-cell table:style-name="ce14" table:formula="of:=[.E19]+[.C19]" office:value-type="currency" office:currency="USD" office:value="74.81" calcext:value-type="currency">
            <text:p>$74,81</text:p>
          </table:table-cell>
          <table:table-cell table:style-name="ce14" table:formula="of:=[.F19]/[.B19]" office:value-type="currency" office:currency="USD" office:value="14.962" calcext:value-type="currency">
            <text:p>$14,96</text:p>
          </table:table-cell>
          <table:table-cell table:style-name="ce5" table:formula="of:=[.H18]" office:value-type="float" office:value="0.85712" calcext:value-type="float">
            <text:p>0,85712</text:p>
          </table:table-cell>
          <table:table-cell table:style-name="ce14" table:formula="of:=[.G19]*[.H19]" office:value-type="currency" office:currency="USD" office:value="12.82422944" calcext:value-type="currency">
            <text:p>$12,82</text:p>
          </table:table-cell>
          <table:table-cell table:style-name="ce5" table:formula="of:=[.J18]" office:value-type="float" office:value="15" calcext:value-type="float">
            <text:p>15</text:p>
          </table:table-cell>
          <table:table-cell table:style-name="ce5" table:formula="of:=[.K18]" office:value-type="float" office:value="4" calcext:value-type="float">
            <text:p>4</text:p>
          </table:table-cell>
          <table:table-cell table:style-name="ce5" table:formula="of:=[.B19]-[.K19]" office:value-type="float" office:value="1" calcext:value-type="float">
            <text:p>1</text:p>
          </table:table-cell>
          <table:table-cell table:style-name="ce5" table:formula="of:=[.M18]" office:value-type="float" office:value="1" calcext:value-type="float">
            <text:p>1</text:p>
          </table:table-cell>
          <table:table-cell table:style-name="ce5" table:formula="of:=[.L19]-[.M19]" office:value-type="float" office:value="0" calcext:value-type="float">
            <text:p>0</text:p>
          </table:table-cell>
          <table:table-cell table:style-name="ce14"/>
          <table:table-cell table:style-name="ce17"/>
          <table:table-cell table:style-name="ce5"/>
          <table:table-cell table:style-name="ce17"/>
          <table:table-cell table:style-name="ce5" table:number-columns-repeated="1006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6.76" calcext:value-type="currency">
            <text:p>$26,76</text:p>
          </table:table-cell>
          <table:table-cell table:style-name="ce2" table:formula="of:=[.C20]/[.B20]" office:value-type="currency" office:currency="USD" office:value="2.676" calcext:value-type="currency">
            <text:p>$2,68</text:p>
          </table:table-cell>
          <table:table-cell office:value-type="currency" office:currency="USD" office:value="54.14" calcext:value-type="currency">
            <text:p>$54,14</text:p>
          </table:table-cell>
          <table:table-cell table:style-name="ce3" table:formula="of:=[.E20]+[.C20]" office:value-type="currency" office:currency="USD" office:value="80.9" calcext:value-type="currency">
            <text:p>$80,90</text:p>
          </table:table-cell>
          <table:table-cell table:style-name="ce3" table:formula="of:=[.F20]/[.B20]" office:value-type="currency" office:currency="USD" office:value="8.09" calcext:value-type="currency">
            <text:p>$8,09</text:p>
          </table:table-cell>
          <table:table-cell table:formula="of:=[.H19]" office:value-type="float" office:value="0.85712" calcext:value-type="float">
            <text:p>0,85712</text:p>
          </table:table-cell>
          <table:table-cell table:style-name="ce3" table:formula="of:=[.G20]*[.H20]" office:value-type="currency" office:currency="USD" office:value="6.9341008" calcext:value-type="currency">
            <text:p>$6,93</text:p>
          </table:table-cell>
          <table:table-cell table:formula="of:=[.J19]" office:value-type="float" office:value="15" calcext:value-type="float">
            <text:p>15</text:p>
          </table:table-cell>
          <table:table-cell table:formula="of:=[.K19]" office:value-type="float" office:value="4" calcext:value-type="float">
            <text:p>4</text:p>
          </table:table-cell>
          <table:table-cell table:formula="of:=[.B20]-[.K20]" office:value-type="float" office:value="6" calcext:value-type="float">
            <text:p>6</text:p>
          </table:table-cell>
          <table:table-cell table:formula="of:=[.M19]" office:value-type="float" office:value="1" calcext:value-type="float">
            <text:p>1</text:p>
          </table:table-cell>
          <table:table-cell table:formula="of:=[.L20]-[.M20]" office:value-type="float" office:value="5" calcext:value-type="float">
            <text:p>5</text:p>
          </table:table-cell>
          <table:table-cell table:style-name="ce3" table:formula="of:=[.F20]/[.N20]" office:value-type="currency" office:currency="USD" office:value="16.18" calcext:value-type="currency">
            <text:p>$16,18</text:p>
          </table:table-cell>
          <table:table-cell table:formula="of:=[.O20]*[.H20]" office:value-type="currency" office:currency="EUR" office:value="13.8682016" calcext:value-type="currency">
            <text:p>13,87 €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5" calcext:value-type="float">
            <text:p>15</text:p>
          </table:table-cell>
          <table:table-cell office:value-type="currency" office:currency="USD" office:value="32.1" calcext:value-type="currency">
            <text:p>$32,10</text:p>
          </table:table-cell>
          <table:table-cell table:style-name="ce2" table:formula="of:=[.C21]/[.B21]" office:value-type="currency" office:currency="USD" office:value="2.14" calcext:value-type="currency">
            <text:p>$2,14</text:p>
          </table:table-cell>
          <table:table-cell office:value-type="currency" office:currency="USD" office:value="55.14" calcext:value-type="currency">
            <text:p>$55,14</text:p>
          </table:table-cell>
          <table:table-cell table:style-name="ce3" table:formula="of:=[.E21]+[.C21]" office:value-type="currency" office:currency="USD" office:value="87.24" calcext:value-type="currency">
            <text:p>$87,24</text:p>
          </table:table-cell>
          <table:table-cell table:style-name="ce3" table:formula="of:=[.F21]/[.B21]" office:value-type="currency" office:currency="USD" office:value="5.816" calcext:value-type="currency">
            <text:p>$5,82</text:p>
          </table:table-cell>
          <table:table-cell table:formula="of:=[.H20]" office:value-type="float" office:value="0.85712" calcext:value-type="float">
            <text:p>0,85712</text:p>
          </table:table-cell>
          <table:table-cell table:style-name="ce3" table:formula="of:=[.G21]*[.H21]" office:value-type="currency" office:currency="USD" office:value="4.98500992" calcext:value-type="currency">
            <text:p>$4,99</text:p>
          </table:table-cell>
          <table:table-cell table:formula="of:=[.J20]" office:value-type="float" office:value="15" calcext:value-type="float">
            <text:p>15</text:p>
          </table:table-cell>
          <table:table-cell table:formula="of:=[.K20]" office:value-type="float" office:value="4" calcext:value-type="float">
            <text:p>4</text:p>
          </table:table-cell>
          <table:table-cell table:formula="of:=[.B21]-[.K21]" office:value-type="float" office:value="11" calcext:value-type="float">
            <text:p>11</text:p>
          </table:table-cell>
          <table:table-cell table:formula="of:=[.M20]" office:value-type="float" office:value="1" calcext:value-type="float">
            <text:p>1</text:p>
          </table:table-cell>
          <table:table-cell table:formula="of:=[.L21]-[.M21]" office:value-type="float" office:value="10" calcext:value-type="float">
            <text:p>10</text:p>
          </table:table-cell>
          <table:table-cell table:style-name="ce3" table:formula="of:=[.F21]/[.N21]" office:value-type="currency" office:currency="USD" office:value="8.724" calcext:value-type="currency">
            <text:p>$8,72</text:p>
          </table:table-cell>
          <table:table-cell table:formula="of:=[.O21]*[.H21]" office:value-type="currency" office:currency="EUR" office:value="7.47751488" calcext:value-type="currency">
            <text:p>7,48 €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Blue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currency" office:currency="USD" office:value="37.1" calcext:value-type="currency">
            <text:p>$37,10</text:p>
          </table:table-cell>
          <table:table-cell table:style-name="ce10" table:formula="of:=[.C22]/[.B22]" office:value-type="currency" office:currency="USD" office:value="1.855" calcext:value-type="currency">
            <text:p>$1,86</text:p>
          </table:table-cell>
          <table:table-cell table:style-name="ce10" office:value-type="currency" office:currency="USD" office:value="56.14" calcext:value-type="currency">
            <text:p>$56,14</text:p>
          </table:table-cell>
          <table:table-cell table:style-name="ce13" table:formula="of:=[.E22]+[.C22]" office:value-type="currency" office:currency="USD" office:value="93.24" calcext:value-type="currency">
            <text:p>$93,24</text:p>
          </table:table-cell>
          <table:table-cell table:style-name="ce13" table:formula="of:=[.F22]/[.B22]" office:value-type="currency" office:currency="USD" office:value="4.662" calcext:value-type="currency">
            <text:p>$4,66</text:p>
          </table:table-cell>
          <table:table-cell table:style-name="ce4" table:formula="of:=[.H21]" office:value-type="float" office:value="0.85712" calcext:value-type="float">
            <text:p>0,85712</text:p>
          </table:table-cell>
          <table:table-cell table:style-name="ce13" table:formula="of:=[.G22]*[.H22]" office:value-type="currency" office:currency="USD" office:value="3.99589344" calcext:value-type="currency">
            <text:p>$4,00</text:p>
          </table:table-cell>
          <table:table-cell table:style-name="ce4" table:formula="of:=[.J21]" office:value-type="float" office:value="15" calcext:value-type="float">
            <text:p>15</text:p>
          </table:table-cell>
          <table:table-cell table:style-name="ce4" table:formula="of:=[.K21]" office:value-type="float" office:value="4" calcext:value-type="float">
            <text:p>4</text:p>
          </table:table-cell>
          <table:table-cell table:style-name="ce4" table:formula="of:=[.B22]-[.K22]" office:value-type="float" office:value="16" calcext:value-type="float">
            <text:p>16</text:p>
          </table:table-cell>
          <table:table-cell table:style-name="ce4" table:formula="of:=[.M21]" office:value-type="float" office:value="1" calcext:value-type="float">
            <text:p>1</text:p>
          </table:table-cell>
          <table:table-cell table:style-name="ce4" table:formula="of:=[.L22]-[.M22]" office:value-type="float" office:value="15" calcext:value-type="float">
            <text:p>15</text:p>
          </table:table-cell>
          <table:table-cell table:style-name="ce13" table:formula="of:=[.F22]/[.N22]" office:value-type="currency" office:currency="USD" office:value="6.216" calcext:value-type="currency">
            <text:p>$6,22</text:p>
          </table:table-cell>
          <table:table-cell table:style-name="ce16" table:formula="of:=[.O22]*[.H22]" office:value-type="currency" office:currency="EUR" office:value="5.32785792" calcext:value-type="currency">
            <text:p>5,33 €</text:p>
          </table:table-cell>
          <table:table-cell table:style-name="ce4"/>
          <table:table-cell table:style-name="ce16"/>
          <table:table-cell table:style-name="ce4" table:number-columns-repeated="1006"/>
        </table:table-row>
        <table:table-row table:style-name="ro1">
          <table:table-cell table:style-name="ce5" office:value-type="string" calcext:value-type="string">
            <text:p>Black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currency" office:currency="USD" office:value="21.67" calcext:value-type="currency">
            <text:p>$21,67</text:p>
          </table:table-cell>
          <table:table-cell table:style-name="ce11" table:formula="of:=[.C23]/[.B23]" office:value-type="currency" office:currency="USD" office:value="4.334" calcext:value-type="currency">
            <text:p>$4,33</text:p>
          </table:table-cell>
          <table:table-cell table:style-name="ce11" office:value-type="currency" office:currency="USD" office:value="58.14" calcext:value-type="currency">
            <text:p>$58,14</text:p>
          </table:table-cell>
          <table:table-cell table:style-name="ce14" table:formula="of:=[.E23]+[.C23]" office:value-type="currency" office:currency="USD" office:value="79.81" calcext:value-type="currency">
            <text:p>$79,81</text:p>
          </table:table-cell>
          <table:table-cell table:style-name="ce14" table:formula="of:=[.F23]/[.B23]" office:value-type="currency" office:currency="USD" office:value="15.962" calcext:value-type="currency">
            <text:p>$15,96</text:p>
          </table:table-cell>
          <table:table-cell table:style-name="ce5" table:formula="of:=[.H22]" office:value-type="float" office:value="0.85712" calcext:value-type="float">
            <text:p>0,85712</text:p>
          </table:table-cell>
          <table:table-cell table:style-name="ce14" table:formula="of:=[.G23]*[.H23]" office:value-type="currency" office:currency="USD" office:value="13.68134944" calcext:value-type="currency">
            <text:p>$13,68</text:p>
          </table:table-cell>
          <table:table-cell table:style-name="ce5" table:formula="of:=[.J22]" office:value-type="float" office:value="15" calcext:value-type="float">
            <text:p>15</text:p>
          </table:table-cell>
          <table:table-cell table:style-name="ce5" table:formula="of:=[.K22]" office:value-type="float" office:value="4" calcext:value-type="float">
            <text:p>4</text:p>
          </table:table-cell>
          <table:table-cell table:style-name="ce5" table:formula="of:=[.B23]-[.K23]" office:value-type="float" office:value="1" calcext:value-type="float">
            <text:p>1</text:p>
          </table:table-cell>
          <table:table-cell table:style-name="ce5" table:formula="of:=[.M22]" office:value-type="float" office:value="1" calcext:value-type="float">
            <text:p>1</text:p>
          </table:table-cell>
          <table:table-cell table:style-name="ce5" table:formula="of:=[.L23]-[.M23]" office:value-type="float" office:value="0" calcext:value-type="float">
            <text:p>0</text:p>
          </table:table-cell>
          <table:table-cell table:style-name="ce14"/>
          <table:table-cell table:style-name="ce17"/>
          <table:table-cell table:style-name="ce5"/>
          <table:table-cell table:style-name="ce17"/>
          <table:table-cell table:style-name="ce5" table:number-columns-repeated="1006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6.76" calcext:value-type="currency">
            <text:p>$26,76</text:p>
          </table:table-cell>
          <table:table-cell table:style-name="ce2" table:formula="of:=[.C24]/[.B24]" office:value-type="currency" office:currency="USD" office:value="2.676" calcext:value-type="currency">
            <text:p>$2,68</text:p>
          </table:table-cell>
          <table:table-cell office:value-type="currency" office:currency="USD" office:value="59.14" calcext:value-type="currency">
            <text:p>$59,14</text:p>
          </table:table-cell>
          <table:table-cell table:style-name="ce3" table:formula="of:=[.E24]+[.C24]" office:value-type="currency" office:currency="USD" office:value="85.9" calcext:value-type="currency">
            <text:p>$85,90</text:p>
          </table:table-cell>
          <table:table-cell table:style-name="ce3" table:formula="of:=[.F24]/[.B24]" office:value-type="currency" office:currency="USD" office:value="8.59" calcext:value-type="currency">
            <text:p>$8,59</text:p>
          </table:table-cell>
          <table:table-cell table:formula="of:=[.H23]" office:value-type="float" office:value="0.85712" calcext:value-type="float">
            <text:p>0,85712</text:p>
          </table:table-cell>
          <table:table-cell table:style-name="ce3" table:formula="of:=[.G24]*[.H24]" office:value-type="currency" office:currency="USD" office:value="7.3626608" calcext:value-type="currency">
            <text:p>$7,36</text:p>
          </table:table-cell>
          <table:table-cell table:formula="of:=[.J23]" office:value-type="float" office:value="15" calcext:value-type="float">
            <text:p>15</text:p>
          </table:table-cell>
          <table:table-cell table:formula="of:=[.K23]" office:value-type="float" office:value="4" calcext:value-type="float">
            <text:p>4</text:p>
          </table:table-cell>
          <table:table-cell table:formula="of:=[.B24]-[.K24]" office:value-type="float" office:value="6" calcext:value-type="float">
            <text:p>6</text:p>
          </table:table-cell>
          <table:table-cell table:formula="of:=[.M23]" office:value-type="float" office:value="1" calcext:value-type="float">
            <text:p>1</text:p>
          </table:table-cell>
          <table:table-cell table:formula="of:=[.L24]-[.M24]" office:value-type="float" office:value="5" calcext:value-type="float">
            <text:p>5</text:p>
          </table:table-cell>
          <table:table-cell table:style-name="ce3" table:formula="of:=[.F24]/[.N24]" office:value-type="currency" office:currency="USD" office:value="17.18" calcext:value-type="currency">
            <text:p>$17,18</text:p>
          </table:table-cell>
          <table:table-cell table:formula="of:=[.O24]*[.H24]" office:value-type="currency" office:currency="EUR" office:value="14.7253216" calcext:value-type="currency">
            <text:p>14,73 €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15" calcext:value-type="float">
            <text:p>15</text:p>
          </table:table-cell>
          <table:table-cell office:value-type="currency" office:currency="USD" office:value="32.1" calcext:value-type="currency">
            <text:p>$32,10</text:p>
          </table:table-cell>
          <table:table-cell table:style-name="ce2" table:formula="of:=[.C25]/[.B25]" office:value-type="currency" office:currency="USD" office:value="2.14" calcext:value-type="currency">
            <text:p>$2,14</text:p>
          </table:table-cell>
          <table:table-cell office:value-type="currency" office:currency="USD" office:value="60.14" calcext:value-type="currency">
            <text:p>$60,14</text:p>
          </table:table-cell>
          <table:table-cell table:style-name="ce3" table:formula="of:=[.E25]+[.C25]" office:value-type="currency" office:currency="USD" office:value="92.24" calcext:value-type="currency">
            <text:p>$92,24</text:p>
          </table:table-cell>
          <table:table-cell table:style-name="ce3" table:formula="of:=[.F25]/[.B25]" office:value-type="currency" office:currency="USD" office:value="6.14933333333333" calcext:value-type="currency">
            <text:p>$6,15</text:p>
          </table:table-cell>
          <table:table-cell table:formula="of:=[.H24]" office:value-type="float" office:value="0.85712" calcext:value-type="float">
            <text:p>0,85712</text:p>
          </table:table-cell>
          <table:table-cell table:style-name="ce3" table:formula="of:=[.G25]*[.H25]" office:value-type="currency" office:currency="USD" office:value="5.27071658666667" calcext:value-type="currency">
            <text:p>$5,27</text:p>
          </table:table-cell>
          <table:table-cell table:formula="of:=[.J24]" office:value-type="float" office:value="15" calcext:value-type="float">
            <text:p>15</text:p>
          </table:table-cell>
          <table:table-cell table:formula="of:=[.K24]" office:value-type="float" office:value="4" calcext:value-type="float">
            <text:p>4</text:p>
          </table:table-cell>
          <table:table-cell table:formula="of:=[.B25]-[.K25]" office:value-type="float" office:value="11" calcext:value-type="float">
            <text:p>11</text:p>
          </table:table-cell>
          <table:table-cell table:formula="of:=[.M24]" office:value-type="float" office:value="1" calcext:value-type="float">
            <text:p>1</text:p>
          </table:table-cell>
          <table:table-cell table:formula="of:=[.L25]-[.M25]" office:value-type="float" office:value="10" calcext:value-type="float">
            <text:p>10</text:p>
          </table:table-cell>
          <table:table-cell table:style-name="ce3" table:formula="of:=[.F25]/[.N25]" office:value-type="currency" office:currency="USD" office:value="9.224" calcext:value-type="currency">
            <text:p>$9,22</text:p>
          </table:table-cell>
          <table:table-cell table:formula="of:=[.O25]*[.H25]" office:value-type="currency" office:currency="EUR" office:value="7.90607488" calcext:value-type="currency">
            <text:p>7,91 €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37.1" calcext:value-type="currency">
            <text:p>$37,10</text:p>
          </table:table-cell>
          <table:table-cell table:style-name="ce2" table:formula="of:=[.C26]/[.B26]" office:value-type="currency" office:currency="USD" office:value="1.855" calcext:value-type="currency">
            <text:p>$1,86</text:p>
          </table:table-cell>
          <table:table-cell office:value-type="currency" office:currency="USD" office:value="61.14" calcext:value-type="currency">
            <text:p>$61,14</text:p>
          </table:table-cell>
          <table:table-cell table:style-name="ce3" table:formula="of:=[.E26]+[.C26]" office:value-type="currency" office:currency="USD" office:value="98.24" calcext:value-type="currency">
            <text:p>$98,24</text:p>
          </table:table-cell>
          <table:table-cell table:style-name="ce3" table:formula="of:=[.F26]/[.B26]" office:value-type="currency" office:currency="USD" office:value="4.912" calcext:value-type="currency">
            <text:p>$4,91</text:p>
          </table:table-cell>
          <table:table-cell table:formula="of:=[.H25]" office:value-type="float" office:value="0.85712" calcext:value-type="float">
            <text:p>0,85712</text:p>
          </table:table-cell>
          <table:table-cell table:style-name="ce3" table:formula="of:=[.G26]*[.H26]" office:value-type="currency" office:currency="USD" office:value="4.21017344" calcext:value-type="currency">
            <text:p>$4,21</text:p>
          </table:table-cell>
          <table:table-cell table:formula="of:=[.J25]" office:value-type="float" office:value="15" calcext:value-type="float">
            <text:p>15</text:p>
          </table:table-cell>
          <table:table-cell table:formula="of:=[.K25]" office:value-type="float" office:value="4" calcext:value-type="float">
            <text:p>4</text:p>
          </table:table-cell>
          <table:table-cell table:formula="of:=[.B26]-[.K26]" office:value-type="float" office:value="16" calcext:value-type="float">
            <text:p>16</text:p>
          </table:table-cell>
          <table:table-cell table:formula="of:=[.M25]" office:value-type="float" office:value="1" calcext:value-type="float">
            <text:p>1</text:p>
          </table:table-cell>
          <table:table-cell table:formula="of:=[.L26]-[.M26]" office:value-type="float" office:value="15" calcext:value-type="float">
            <text:p>15</text:p>
          </table:table-cell>
          <table:table-cell table:style-name="ce3" table:formula="of:=[.F26]/[.N26]" office:value-type="currency" office:currency="USD" office:value="6.54933333333333" calcext:value-type="currency">
            <text:p>$6,55</text:p>
          </table:table-cell>
          <table:table-cell table:formula="of:=[.O26]*[.H26]" office:value-type="currency" office:currency="EUR" office:value="5.61356458666667" calcext:value-type="currency">
            <text:p>5,61 €</text:p>
          </table:table-cell>
          <table:table-cell table:number-columns-repeated="100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KO_1.0" table:style-name="ta1">
        <table:table-column table:style-name="co1" table:number-columns-repeated="9" table:default-cell-style-name="ce1"/>
        <table:table-row table:style-name="ro1">
          <table:table-cell table:number-columns-repeated="9"/>
        </table:table-row>
        <table:table-row table:style-name="ro1">
          <table:table-cell table:style-name="ce6" office:value-type="string" calcext:value-type="string">
            <text:p>Farbe</text:p>
          </table:table-cell>
          <table:table-cell table:style-name="ce6" office:value-type="string" calcext:value-type="string">
            <text:p>Stück</text:p>
          </table:table-cell>
          <table:table-cell table:style-name="ce24" office:value-type="string" calcext:value-type="string">
            <text:p>Price</text:p>
          </table:table-cell>
          <table:table-cell table:style-name="ce6" office:value-type="string" calcext:value-type="string">
            <text:p>Price / Stück</text:p>
          </table:table-cell>
          <table:table-cell table:style-name="ce24" office:value-type="string" calcext:value-type="string">
            <text:p>Versand</text:p>
          </table:table-cell>
          <table:table-cell table:style-name="ce6" office:value-type="string" calcext:value-type="string">
            <text:p>Preis</text:p>
          </table:table-cell>
          <table:table-cell table:style-name="ce6" office:value-type="string" calcext:value-type="string">
            <text:p>Preis / Stück</text:p>
          </table:table-cell>
          <table:table-cell table:style-name="ce6" office:value-type="string" calcext:value-type="string">
            <text:p>Kurs</text:p>
          </table:table-cell>
          <table:table-cell table:style-name="ce6" office:value-type="string" calcext:value-type="string">
            <text:p>In Euro</text:p>
          </table:table-cell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10" calcext:value-type="float">
            <text:p>10</text:p>
          </table:table-cell>
          <table:table-cell table:style-name="ce2" office:value-type="currency" office:currency="USD" office:value="2" calcext:value-type="currency">
            <text:p>$2,00</text:p>
          </table:table-cell>
          <table:table-cell table:style-name="ce2" table:formula="of:=[.C3]/[.B3]" office:value-type="currency" office:currency="USD" office:value="0.2" calcext:value-type="currency">
            <text:p>$0,20</text:p>
          </table:table-cell>
          <table:table-cell table:style-name="ce2" office:value-type="currency" office:currency="USD" office:value="23.67" calcext:value-type="currency">
            <text:p>$23,67</text:p>
          </table:table-cell>
          <table:table-cell table:style-name="ce2" table:formula="of:=[.E3]+[.C3]" office:value-type="currency" office:currency="USD" office:value="25.67" calcext:value-type="currency">
            <text:p>$25,67</text:p>
          </table:table-cell>
          <table:table-cell table:style-name="ce2" table:formula="of:=[.F3]/[.B3]" office:value-type="currency" office:currency="USD" office:value="2.567" calcext:value-type="currency">
            <text:p>$2,57</text:p>
          </table:table-cell>
          <table:table-cell office:value-type="float" office:value="0.85712" calcext:value-type="float">
            <text:p>0,85712</text:p>
          </table:table-cell>
          <table:table-cell table:style-name="ce37" table:formula="of:=[.G3]*[.H3]" office:value-type="currency" office:currency="EUR" office:value="2.20022704" calcext:value-type="currency">
            <text:p>2,20 €</text:p>
          </table:table-cell>
        </table:table-row>
        <table:table-row table:style-name="ro1" table:number-rows-repeated="104857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4">00.00.0000</text:date>, <text:time style:data-style-name="N2" text:time-value="21:32:59.37241424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1:59:44.988814754</meta:creation-date>
    <dc:date>2017-11-24T07:02:00.500535549</dc:date>
    <meta:editing-duration>PT9H52M53S</meta:editing-duration>
    <meta:editing-cycles>9</meta:editing-cycles>
    <meta:generator>LibreOffice/5.4.1.2$Linux_X86_64 LibreOffice_project/40m0$Build-2</meta:generator>
    <meta:document-statistic meta:table-count="2" meta:cell-count="414" meta:object-count="0"/>
  </office:meta>
</office:document-meta>
</file>